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1" svg:font-family="'Times New Roman', 'Times New Roman'" style:font-family-generic="roman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indent="0in" style:auto-text-indent="false" style:text-autospace="none"/>
      <style:text-properties fo:color="#000000" style:font-name="Times New Roman1" fo:font-size="11.5pt" style:font-name-asian="Times New Roman1" style:font-size-asian="11.5pt" style:font-name-complex="Times New Roman1" style:font-size-complex="11.5pt"/>
    </style:style>
    <style:style style:name="P2" style:family="paragraph" style:parent-style-name="Standard">
      <style:paragraph-properties fo:margin-left="0in" fo:margin-right="0in" fo:text-indent="0in" style:auto-text-indent="false" style:text-autospace="none"/>
    </style:style>
    <style:style style:name="P3" style:family="paragraph" style:parent-style-name="Standard">
      <style:paragraph-properties fo:margin-left="0in" fo:margin-right="0in" fo:margin-top="0in" fo:margin-bottom="0in" fo:text-indent="0in" style:auto-text-indent="false" style:text-autospace="none"/>
      <style:text-properties fo:color="#000000" style:font-name="Times New Roman1" fo:font-size="11.5pt" style:font-name-asian="Times New Roman1" style:font-size-asian="11.5pt" style:font-name-complex="Times New Roman1" style:font-size-complex="11.5pt"/>
    </style:style>
    <style:style style:name="P4" style:family="paragraph" style:parent-style-name="Standard">
      <style:paragraph-properties fo:margin-left="0in" fo:margin-right="0in" fo:margin-top="0in" fo:margin-bottom="0in" fo:text-indent="0in" style:auto-text-indent="false" style:text-autospace="none"/>
    </style:style>
    <style:style style:name="P5" style:family="paragraph" style:parent-style-name="Standard" style:list-style-name="L1">
      <style:paragraph-properties fo:margin-left="0in" fo:margin-right="0in" fo:text-indent="0in" style:auto-text-indent="false" style:text-autospace="none"/>
      <style:text-properties fo:color="#000000" style:font-name="Times New Roman1" fo:font-size="11.5pt" style:font-name-asian="Times New Roman1" style:font-size-asian="11.5pt" style:font-name-complex="Times New Roman1" style:font-size-complex="11.5pt"/>
    </style:style>
    <style:style style:name="P6" style:family="paragraph" style:parent-style-name="Standard" style:list-style-name="L2">
      <style:paragraph-properties fo:margin-left="0in" fo:margin-right="0in" fo:margin-top="0in" fo:margin-bottom="0in" fo:text-indent="0in" style:auto-text-indent="false" style:text-autospace="none"/>
      <style:text-properties fo:color="#000000" style:font-name="Times New Roman1" fo:font-size="11.5pt" style:font-name-asian="Times New Roman1" style:font-size-asian="11.5pt" style:font-name-complex="Times New Roman1" style:font-size-complex="11.5pt"/>
    </style:style>
    <style:style style:name="P7" style:family="paragraph" style:parent-style-name="Standard" style:list-style-name="L3">
      <style:paragraph-properties fo:margin-left="0in" fo:margin-right="0in" fo:margin-top="0in" fo:margin-bottom="0in" fo:text-indent="0in" style:auto-text-indent="false" style:text-autospace="none"/>
      <style:text-properties fo:color="#000000" style:font-name="Times New Roman1" fo:font-size="11.5pt" style:font-name-asian="Times New Roman1" style:font-size-asian="11.5pt" style:font-name-complex="Times New Roman1" style:font-size-complex="11.5pt"/>
    </style:style>
    <style:style style:name="P8" style:family="paragraph" style:parent-style-name="Standard" style:list-style-name="L4">
      <style:paragraph-properties fo:margin-left="0in" fo:margin-right="0in" fo:margin-top="0in" fo:margin-bottom="0in" fo:text-indent="0in" style:auto-text-indent="false" style:text-autospace="none"/>
      <style:text-properties fo:color="#000000" style:font-name="Times New Roman1" fo:font-size="11.5pt" style:font-name-asian="Times New Roman1" style:font-size-asian="11.5pt" style:font-name-complex="Times New Roman1" style:font-size-complex="11.5pt"/>
    </style:style>
    <style:style style:name="P9" style:family="paragraph" style:parent-style-name="Standard" style:list-style-name="L5">
      <style:paragraph-properties fo:margin-left="0in" fo:margin-right="0in" fo:margin-top="0in" fo:margin-bottom="0in" fo:text-indent="0in" style:auto-text-indent="false" style:text-autospace="none"/>
      <style:text-properties fo:color="#000000" style:font-name="Times New Roman1" fo:font-size="11.5pt" style:font-name-asian="Times New Roman1" style:font-size-asian="11.5pt" style:font-name-complex="Times New Roman1" style:font-size-complex="11.5pt"/>
    </style:style>
    <style:style style:name="P10" style:family="paragraph" style:parent-style-name="Standard" style:list-style-name="L6">
      <style:paragraph-properties fo:margin-left="0in" fo:margin-right="0in" fo:margin-top="0in" fo:margin-bottom="0in" fo:text-indent="0in" style:auto-text-indent="false" style:text-autospace="none"/>
      <style:text-properties fo:color="#000000" style:font-name="Times New Roman1" fo:font-size="11.5pt" style:font-name-asian="Times New Roman1" style:font-size-asian="11.5pt" style:font-name-complex="Times New Roman1" style:font-size-complex="11.5pt"/>
    </style:style>
    <style:style style:name="P11" style:family="paragraph" style:parent-style-name="Standard" style:list-style-name="L7">
      <style:paragraph-properties fo:margin-left="0in" fo:margin-right="0in" fo:margin-top="0in" fo:margin-bottom="0in" fo:text-indent="0in" style:auto-text-indent="false" style:text-autospace="none"/>
      <style:text-properties fo:color="#000000" style:font-name="Times New Roman1" fo:font-size="11.5pt" style:font-name-asian="Times New Roman1" style:font-size-asian="11.5pt" style:font-name-complex="Times New Roman1" style:font-size-complex="11.5pt"/>
    </style:style>
    <style:style style:name="P12" style:family="paragraph" style:parent-style-name="Standard" style:list-style-name="L8">
      <style:paragraph-properties fo:margin-left="0in" fo:margin-right="0in" fo:margin-top="0in" fo:margin-bottom="0in" fo:text-indent="0in" style:auto-text-indent="false" style:text-autospace="none"/>
      <style:text-properties fo:color="#000000" style:font-name="Times New Roman1" fo:font-size="11.5pt" style:font-name-asian="Times New Roman1" style:font-size-asian="11.5pt" style:font-name-complex="Times New Roman1" style:font-size-complex="11.5pt"/>
    </style:style>
    <style:style style:name="P13" style:family="paragraph" style:parent-style-name="Standard" style:list-style-name="L9">
      <style:paragraph-properties fo:margin-left="0in" fo:margin-right="0in" fo:margin-top="0in" fo:margin-bottom="0in" fo:text-indent="0in" style:auto-text-indent="false" style:text-autospace="none"/>
      <style:text-properties fo:color="#000000" style:font-name="Times New Roman1" fo:font-size="11.5pt" style:font-name-asian="Times New Roman1" style:font-size-asian="11.5pt" style:font-name-complex="Times New Roman1" style:font-size-complex="11.5pt"/>
    </style:style>
    <style:style style:name="P14" style:family="paragraph" style:parent-style-name="Standard" style:list-style-name="L10">
      <style:paragraph-properties fo:margin-left="0in" fo:margin-right="0in" fo:margin-top="0in" fo:margin-bottom="0in" fo:text-indent="0in" style:auto-text-indent="false" style:text-autospace="none"/>
      <style:text-properties fo:color="#000000" style:font-name="Times New Roman1" fo:font-size="11.5pt" style:font-name-asian="Times New Roman1" style:font-size-asian="11.5pt" style:font-name-complex="Times New Roman1" style:font-size-complex="11.5pt"/>
    </style:style>
    <style:style style:name="P15" style:family="paragraph" style:parent-style-name="Standard">
      <style:paragraph-properties fo:margin-left="0in" fo:margin-right="0in" fo:margin-top="0in" fo:margin-bottom="0in" fo:text-indent="0in" style:auto-text-indent="false" style:text-autospace="none"/>
      <style:text-properties style:font-name="Times New Roman" fo:font-size="9pt" style:font-size-asian="9pt" style:font-size-complex="9pt"/>
    </style:style>
    <style:style style:name="T1" style:family="text">
      <style:text-properties fo:color="#000000" style:font-name="Times New Roman1" fo:font-size="11.5pt" style:font-name-asian="Times New Roman1" style:font-size-asian="11.5pt" style:font-name-complex="Times New Roman1" style:font-size-complex="11.5pt"/>
    </style:style>
    <style:style style:name="T2" style:family="text">
      <style:text-properties style:font-name="Times New Roman" fo:font-size="9pt" style:font-size-asian="9pt" style:font-size-complex="9pt"/>
    </style:style>
    <style:style style:name="T3" style:family="text">
      <style:text-properties style:font-name="Times New Roman" fo:font-size="10pt" style:font-size-asian="10pt" style:font-size-complex="10pt"/>
    </style:style>
    <text:list-style style:name="L1">
      <text:list-level-style-number text:level="1" text:style-name="Numbering_20_Symbols" style:num-suffix="." style:num-format="i" text:start-value="10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 text:start-value="9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 text:start-value="1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a. Page table <text:s/>- </text:span><text:span text:style-name="T3">where the operating system stores its mappings of virtual addresses <text:s/>to physical addresses</text:span></text:p>
      <text:p text:style-name="P1"/>
      <text:p text:style-name="P2"><text:span text:style-name="T1">b. TLB - </text:span><text:span text:style-name="T3">a cache exclusively for the page table which allows the page table to look up the physical addresses at a cache level speed</text:span></text:p>
      <text:p text:style-name="P1"/>
      <text:list xml:id="list42418903" text:style-name="L1">
        <text:list-header>
          <text:p text:style-name="P5">c. Multi-level page table – <text:span text:style-name="T3">page table of page tables, first table is broad linking to other tables that cover all available memory.</text:span></text:p>
        </text:list-header>
      </text:list>
      <text:p text:style-name="P1"/>
      <text:p text:style-name="P2"><text:span text:style-name="T1">d. Memory mapping a file <text:s/>- </text:span><text:span text:style-name="T3">a file, we can greatly increase I/O performance, especially on large files. <text:s/>It is however possible that by memory-mapping a file, we create more page faults, which could actually slow down performance.</text:span></text:p>
      <text:p text:style-name="P1"/>
      <text:p text:style-name="P4"><text:span text:style-name="T1">e. Demand paging - </text:span><text:span text:style-name="T3">A disk page only gets copied into physical memory if an attempt is made to access it. This can cause a very large number of page faults if memory is rarely re-used, but will save a lot of disk lookups if memory is reused constantly.</text:span></text:p>
      <text:p text:style-name="P3"/>
      <text:list xml:id="list42417250" text:style-name="L2">
        <text:list-item>
          <text:p text:style-name="P6">How does virtual memory simplify memory management for the compiler?</text:p>
        </text:list-item>
      </text:list>
      <text:p text:style-name="P4"><text:span text:style-name="T1"><text:tab/></text:span><text:span text:style-name="T2">Virtual memory allows the compiler to always start at memory address 0, and makes finding "available" chunks of contiguous <text:tab/>memory very easy, since it doesn't have to be continuous in physical memory.</text:span></text:p>
      <text:p text:style-name="P3"/>
      <text:list xml:id="list42443953" text:style-name="L3">
        <text:list-item>
          <text:p text:style-name="P7">How does virtual memory protect address spaces from each other?</text:p>
        </text:list-item>
      </text:list>
      <text:p text:style-name="P4"><text:span text:style-name="T1"><text:tab/></text:span><text:span text:style-name="T2">By using paged virtual memory, it makes it impossible for a program to access a page that is not allocated to that program. <text:s/><text:tab/>Attempting to do so would cause a page fault.</text:span></text:p>
      <text:p text:style-name="P3"/>
      <text:list xml:id="list42433378" text:style-name="L4">
        <text:list-item>
          <text:p text:style-name="P8">How does the OS handle a page fault?</text:p>
        </text:list-item>
      </text:list>
      <text:p text:style-name="P4"><text:span text:style-name="T1"><text:tab/></text:span><text:span text:style-name="T2">The operating system tries to handle the page fault by making the required page accessible at a location in physical memory or <text:tab/>kills the program in the case of an <text:s/>illegal access.</text:span></text:p>
      <text:p text:style-name="P15"/>
      <text:list xml:id="list42425637" text:style-name="L5">
        <text:list-item>
          <text:p text:style-name="P9">How does virtual memory allow multiple programs to share the same memory?</text:p>
        </text:list-item>
      </text:list>
      <text:p text:style-name="P4"><text:span text:style-name="T1"><text:tab/></text:span><text:span text:style-name="T2">When using virtual memory we can have multiple virtual addresses that all point to the same chunk of virtual memory (read-<text:tab/>only access) allowing the memory to be shared.</text:span></text:p>
      <text:p text:style-name="P15"/>
      <text:list xml:id="list42436678" text:style-name="L6">
        <text:list-item>
          <text:p text:style-name="P10">How do multi-level page tables reduce the overhead due to virtual memory?</text:p>
        </text:list-item>
      </text:list>
      <text:p text:style-name="P4"><text:span text:style-name="T1"><text:tab/></text:span><text:span text:style-name="T2">A normal page table has to have an entry for every single memory address, whether its being used or not. <text:s/>A multi-level page table is essentially a page table of page tables. The first page table has very broad links to other page tables that cover all available memory. <text:s/>The second layer of page tables only have entries for addresses that are actually used. <text:s/>For your average program that doesn't use all or most of the available memory, this causes a large speedup. <text:s/>However if a program is using all available memory and thrashing then this approach will cause an even larger drop in performance.</text:span></text:p>
      <text:p text:style-name="P3"/>
      <text:list xml:id="list42422232" text:style-name="L7">
        <text:list-item>
          <text:p text:style-name="P11">What does the valid bit indicate in a TLB entry?</text:p>
        </text:list-item>
      </text:list>
      <text:p text:style-name="P4"><text:span text:style-name="T1"><text:tab/></text:span><text:span text:style-name="T2">The valid bit of a TLB says whther the entry is currently usable. <text:s/>If the valid bit is 0, the computer must go out to disk to find <text:tab/><text:tab/>the page.</text:span></text:p>
      <text:p text:style-name="P15"/>
      <text:list xml:id="list42414001" text:style-name="L8">
        <text:list-header>
          <text:p text:style-name="P12">8.<text:tab/>How does memory-mapped file I/O differ from normal I/O from a programmer’s perspective?</text:p>
        </text:list-header>
      </text:list>
      <text:p text:style-name="P4"><text:span text:style-name="T1"><text:tab/></text:span><text:span text:style-name="T2">CPU instructions that can access memory can also be used for accessing devices because <text:s/>memory-mapping uses the same <text:tab/>address bus.</text:span></text:p>
      <text:p text:style-name="P15"/>
      <text:list xml:id="list42432554" text:style-name="L9">
        <text:list-header>
          <text:p text:style-name="P13">9. <text:tab/>Give an example where demand paging could be less efficient than normal I/O?</text:p>
        </text:list-header>
      </text:list>
      <text:p text:style-name="P4"><text:span text:style-name="T1"><text:tab/></text:span><text:span text:style-name="T2">If you will be using most or all of the pages, then demand paging will cause several <text:s/>page fault traps, which cause a program to <text:tab/>slow down immensely</text:span></text:p>
      <text:p text:style-name="P15">.</text:p>
      <text:list xml:id="list42435498" text:style-name="L10">
        <text:list-header>
          <text:p text:style-name="P14">10. <text:tab/>How does memory-mapping speed typical the Fork() operation?</text:p>
        </text:list-header>
      </text:list>
      <text:p text:style-name="P4"><text:span text:style-name="T1"><text:tab/></text:span><text:span text:style-name="T2">Memory mapping removes the need to copy the pages of the original parent by allowing the child to share the pages.</text:span></text:p>
      <text:p text:style-name="P3"/>
      <text:p text:style-name="P3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1" svg:font-family="'Times New Roman', 'Times New Roman'" style:font-family-generic="roman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2" style:display-name="RTF_Num 2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3" style:display-name="RTF_Num 3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y Gregoire</meta:initial-creator>
    <meta:creation-date>2012-10-25T22:17:17.20</meta:creation-date>
    <dc:date>2012-10-25T22:29:24.76</dc:date>
    <dc:creator>Andy Gregoire</dc:creator>
    <meta:editing-duration>PT11M41S</meta:editing-duration>
    <meta:editing-cycles>2</meta:editing-cycles>
    <meta:generator>OpenOffice.org/3.3$Win32 OpenOffice.org_project/330m20$Build-9567</meta:generator>
    <meta:document-statistic meta:table-count="0" meta:image-count="0" meta:object-count="0" meta:page-count="1" meta:paragraph-count="24" meta:word-count="588" meta:character-count="3324"/>
  </office:meta>
</office:document-meta>
</file>